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D160433878F0F71D.png" manifest:media-type="image/png"/>
  <manifest:file-entry manifest:full-path="Pictures/10000201000001B900000121274CC5E753141A08.png" manifest:media-type="image/png"/>
  <manifest:file-entry manifest:full-path="Pictures/100002010000006A0000006A4DD61016368BF7C4.png" manifest:media-type="image/png"/>
  <manifest:file-entry manifest:full-path="Pictures/100002010000005E0000005E0588E1CE5E566DB4.png" manifest:media-type="image/png"/>
  <manifest:file-entry manifest:full-path="Pictures/10000201000000A30000016508AA1B2E69661A77.png" manifest:media-type="image/png"/>
  <manifest:file-entry manifest:full-path="Pictures/10000201000001B9000001216D48ACD0C51E225A.png" manifest:media-type="image/png"/>
  <manifest:file-entry manifest:full-path="Pictures/10001A9900000AF500000AF5328FADDF6F3CF3BE.svg" manifest:media-type="image/svg+xml"/>
  <manifest:file-entry manifest:full-path="Pictures/100002010000016E00000128214F18A2C8710317.png" manifest:media-type="image/png"/>
  <manifest:file-entry manifest:full-path="Pictures/100026FE000009B7000009B701A41D769AA2507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4c4c4c" draw:marker-start-width="0.245cm" draw:marker-end-width="0.245cm" draw:fill-color="#f7f7ed" draw:textarea-horizontal-align="justify" draw:textarea-vertical-align="middle" draw:auto-grow-height="false" fo:min-height="4.35cm" fo:min-width="6.9cm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7f7e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4cm" svg:height="4.6cm" svg:x="21.8cm" svg:y="15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52cm" svg:height="3.245cm" svg:x="13.048cm" svg:y="18.755cm">
          <draw:image xlink:href="Pictures/10000201000001B9000001216D48ACD0C51E225A.png" xlink:type="simple" xlink:show="embed" xlink:actuate="onLoad">
            <text:p/>
          </draw:image>
        </draw:frame>
        <draw:frame draw:style-name="gr2" draw:text-style-name="P2" draw:layer="layout" svg:width="1.56cm" svg:height="3.417cm" svg:x="20.8cm" svg:y="17.383cm">
          <draw:image xlink:href="Pictures/10000201000000A30000016508AA1B2E69661A77.png" xlink:type="simple" xlink:show="embed" xlink:actuate="onLoad">
            <text:p/>
          </draw:image>
        </draw:frame>
        <draw:frame draw:style-name="gr2" draw:text-style-name="P2" draw:layer="layout" svg:width="4.737cm" svg:height="3.831cm" svg:x="13.263cm" svg:y="14.369cm">
          <draw:image xlink:href="Pictures/100002010000016E00000128214F18A2C8710317.png" xlink:type="simple" xlink:show="embed" xlink:actuate="onLoad">
            <text:p/>
          </draw:image>
        </draw:frame>
        <draw:frame draw:style-name="gr2" draw:text-style-name="P2" draw:layer="layout" svg:width="1.754cm" svg:height="1.775cm" svg:x="26.846cm" svg:y="18.312cm">
          <draw:image xlink:href="Pictures/100026FE000009B7000009B701A41D769AA25074.svg" xlink:type="simple" xlink:show="embed" xlink:actuate="onLoad">
            <text:p/>
          </draw:image>
          <draw:image xlink:href="Pictures/100002010000005E0000005E0588E1CE5E566DB4.png" xlink:type="simple" xlink:show="embed" xlink:actuate="onLoad"/>
        </draw:frame>
        <draw:frame draw:style-name="gr2" draw:text-style-name="P2" draw:layer="layout" svg:width="1.98cm" svg:height="2.002cm" svg:x="26.172cm" svg:y="18.198cm">
          <draw:image xlink:href="Pictures/10001A9900000AF500000AF5328FADDF6F3CF3BE.svg" xlink:type="simple" xlink:show="embed" xlink:actuate="onLoad">
            <text:p/>
          </draw:image>
          <draw:image xlink:href="Pictures/100002010000006A0000006A4DD61016368BF7C4.png" xlink:type="simple" xlink:show="embed" xlink:actuate="onLoad"/>
        </draw:frame>
        <draw:frame draw:style-name="gr2" draw:text-style-name="P2" draw:layer="layout" svg:width="1.755cm" svg:height="1.776cm" svg:x="25.575cm" svg:y="18.311cm">
          <draw:image xlink:href="Pictures/100026FE000009B7000009B701A41D769AA25074.svg" xlink:type="simple" xlink:show="embed" xlink:actuate="onLoad">
            <text:p/>
          </draw:image>
          <draw:image xlink:href="Pictures/100002010000005E0000005E0588E1CE5E566DB4.png" xlink:type="simple" xlink:show="embed" xlink:actuate="onLoad"/>
        </draw:frame>
        <draw:frame draw:style-name="gr2" draw:text-style-name="P2" draw:layer="layout" svg:width="1.979cm" svg:height="2.002cm" svg:x="24.902cm" svg:y="18.198cm">
          <draw:image xlink:href="Pictures/10001A9900000AF500000AF5328FADDF6F3CF3BE.svg" xlink:type="simple" xlink:show="embed" xlink:actuate="onLoad">
            <text:p/>
          </draw:image>
          <draw:image xlink:href="Pictures/100002010000006A0000006A4DD61016368BF7C4.png" xlink:type="simple" xlink:show="embed" xlink:actuate="onLoad"/>
        </draw:frame>
        <draw:frame draw:style-name="gr2" draw:text-style-name="P2" draw:layer="layout" svg:width="1.754cm" svg:height="1.776cm" svg:x="24.305cm" svg:y="18.311cm">
          <draw:image xlink:href="Pictures/100026FE000009B7000009B701A41D769AA25074.svg" xlink:type="simple" xlink:show="embed" xlink:actuate="onLoad">
            <text:p/>
          </draw:image>
          <draw:image xlink:href="Pictures/100002010000005E0000005E0588E1CE5E566DB4.png" xlink:type="simple" xlink:show="embed" xlink:actuate="onLoad"/>
        </draw:frame>
        <draw:frame draw:style-name="gr2" draw:text-style-name="P2" draw:layer="layout" svg:width="1.979cm" svg:height="2.002cm" svg:x="23.631cm" svg:y="18.198cm">
          <draw:image xlink:href="Pictures/10001A9900000AF500000AF5328FADDF6F3CF3BE.svg" xlink:type="simple" xlink:show="embed" xlink:actuate="onLoad">
            <text:p/>
          </draw:image>
          <draw:image xlink:href="Pictures/100002010000006A0000006A4DD61016368BF7C4.png" xlink:type="simple" xlink:show="embed" xlink:actuate="onLoad"/>
        </draw:frame>
        <draw:frame draw:style-name="gr2" draw:text-style-name="P2" draw:layer="layout" svg:width="1.755cm" svg:height="1.774cm" svg:x="23.034cm" svg:y="18.312cm">
          <draw:image xlink:href="Pictures/100026FE000009B7000009B701A41D769AA25074.svg" xlink:type="simple" xlink:show="embed" xlink:actuate="onLoad">
            <text:p/>
          </draw:image>
          <draw:image xlink:href="Pictures/100002010000005E0000005E0588E1CE5E566DB4.png" xlink:type="simple" xlink:show="embed" xlink:actuate="onLoad"/>
        </draw:frame>
        <draw:frame draw:style-name="gr2" draw:text-style-name="P2" draw:layer="layout" svg:width="1.979cm" svg:height="2.002cm" svg:x="22.361cm" svg:y="18.198cm">
          <draw:image xlink:href="Pictures/10001A9900000AF500000AF5328FADDF6F3CF3BE.svg" xlink:type="simple" xlink:show="embed" xlink:actuate="onLoad">
            <text:p/>
          </draw:image>
          <draw:image xlink:href="Pictures/100002010000006A0000006A4DD61016368BF7C4.png" xlink:type="simple" xlink:show="embed" xlink:actuate="onLoad"/>
        </draw:frame>
        <draw:frame draw:style-name="gr2" draw:text-style-name="P2" draw:layer="layout" svg:width="1.754cm" svg:height="1.775cm" svg:x="26.741cm" svg:y="16.114cm">
          <draw:image xlink:href="Pictures/100026FE000009B7000009B701A41D769AA25074.svg" xlink:type="simple" xlink:show="embed" xlink:actuate="onLoad">
            <text:p/>
          </draw:image>
          <draw:image xlink:href="Pictures/100002010000005E0000005E0588E1CE5E566DB4.png" xlink:type="simple" xlink:show="embed" xlink:actuate="onLoad"/>
        </draw:frame>
        <draw:frame draw:style-name="gr2" draw:text-style-name="P2" draw:layer="layout" svg:width="1.98cm" svg:height="2.002cm" svg:x="26.067cm" svg:y="16cm">
          <draw:image xlink:href="Pictures/10001A9900000AF500000AF5328FADDF6F3CF3BE.svg" xlink:type="simple" xlink:show="embed" xlink:actuate="onLoad">
            <text:p/>
          </draw:image>
          <draw:image xlink:href="Pictures/100002010000006A0000006A4DD61016368BF7C4.png" xlink:type="simple" xlink:show="embed" xlink:actuate="onLoad"/>
        </draw:frame>
        <draw:frame draw:style-name="gr2" draw:text-style-name="P2" draw:layer="layout" svg:width="1.755cm" svg:height="1.776cm" svg:x="25.47cm" svg:y="16.113cm">
          <draw:image xlink:href="Pictures/100026FE000009B7000009B701A41D769AA25074.svg" xlink:type="simple" xlink:show="embed" xlink:actuate="onLoad">
            <text:p/>
          </draw:image>
          <draw:image xlink:href="Pictures/100002010000005E0000005E0588E1CE5E566DB4.png" xlink:type="simple" xlink:show="embed" xlink:actuate="onLoad"/>
        </draw:frame>
        <draw:frame draw:style-name="gr2" draw:text-style-name="P2" draw:layer="layout" svg:width="1.979cm" svg:height="2.002cm" svg:x="24.797cm" svg:y="16cm">
          <draw:image xlink:href="Pictures/10001A9900000AF500000AF5328FADDF6F3CF3BE.svg" xlink:type="simple" xlink:show="embed" xlink:actuate="onLoad">
            <text:p/>
          </draw:image>
          <draw:image xlink:href="Pictures/100002010000006A0000006A4DD61016368BF7C4.png" xlink:type="simple" xlink:show="embed" xlink:actuate="onLoad"/>
        </draw:frame>
        <draw:frame draw:style-name="gr2" draw:text-style-name="P2" draw:layer="layout" svg:width="1.754cm" svg:height="1.776cm" svg:x="24.2cm" svg:y="16.113cm">
          <draw:image xlink:href="Pictures/100026FE000009B7000009B701A41D769AA25074.svg" xlink:type="simple" xlink:show="embed" xlink:actuate="onLoad">
            <text:p/>
          </draw:image>
          <draw:image xlink:href="Pictures/100002010000005E0000005E0588E1CE5E566DB4.png" xlink:type="simple" xlink:show="embed" xlink:actuate="onLoad"/>
        </draw:frame>
        <draw:line draw:style-name="gr3" draw:text-style-name="P2" draw:layer="layout" svg:x1="17.8cm" svg:y1="17.6cm" svg:x2="20.6cm" svg:y2="18.8cm">
          <text:p/>
        </draw:line>
        <draw:line draw:style-name="gr3" draw:text-style-name="P2" draw:layer="layout" svg:x1="17.4cm" svg:y1="20.2cm" svg:x2="20.6cm" svg:y2="19.4cm">
          <text:p/>
        </draw:line>
        <draw:frame draw:style-name="gr2" draw:text-style-name="P2" draw:layer="layout" svg:width="4.952cm" svg:height="3.245cm" svg:x="31.6cm" svg:y="18.955cm">
          <draw:image xlink:href="Pictures/10000201000001B900000121274CC5E753141A08.png" xlink:type="simple" xlink:show="embed" xlink:actuate="onLoad">
            <text:p/>
          </draw:image>
        </draw:frame>
        <draw:frame draw:style-name="gr2" draw:text-style-name="P2" draw:layer="layout" svg:width="4.952cm" svg:height="3.245cm" svg:x="31.648cm" svg:y="15.155cm">
          <draw:image xlink:href="Pictures/10000201000001B900000121D160433878F0F71D.png" xlink:type="simple" xlink:show="embed" xlink:actuate="onLoad">
            <text:p/>
          </draw:image>
        </draw:frame>
        <draw:line draw:style-name="gr3" draw:text-style-name="P2" draw:layer="layout" svg:x1="29.4cm" svg:y1="19.2cm" svg:x2="32.2cm" svg:y2="20.2cm">
          <text:p/>
        </draw:line>
        <draw:line draw:style-name="gr3" draw:text-style-name="P2" draw:layer="layout" svg:x1="29.4cm" svg:y1="18.8cm" svg:x2="32.2cm" svg:y2="17.2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686cm" svg:x="1cm" svg:y="3.929cm"/>
      <draw:page-thumbnail draw:layer="backgroundobjects" svg:width="8.999cm" svg:height="4.686cm" svg:x="1cm" svg:y="12.505cm"/>
      <draw:page-thumbnail draw:layer="backgroundobjects" svg:width="8.999cm" svg:height="4.686cm" svg:x="1cm" svg:y="21.081cm"/>
      <draw:page-thumbnail draw:layer="backgroundobjects" svg:width="8.999cm" svg:height="4.686cm" svg:x="11cm" svg:y="3.929cm"/>
      <draw:page-thumbnail draw:layer="backgroundobjects" svg:width="8.999cm" svg:height="4.686cm" svg:x="11cm" svg:y="12.505cm"/>
      <draw:page-thumbnail draw:layer="backgroundobjects" svg:width="8.999cm" svg:height="4.686cm" svg:x="11cm" svg:y="21.081cm"/>
    </style:handout-master>
    <style:master-page style:name="Default" style:page-layout-name="PM1" draw:style-name="Mdp1">
      <draw:frame presentation:style-name="Default-title" draw:layer="backgroundobjects" svg:width="43.198cm" svg:height="4.174cm" svg:x="2.4cm" svg:y="0.996cm" presentation:class="title" presentation:placeholder="true">
        <draw:text-box/>
      </draw:frame>
      <draw:frame presentation:style-name="Default-outline1" draw:layer="backgroundobjects" svg:width="43.198cm" svg:height="14.499cm" svg:x="2.4cm" svg:y="5.85cm" presentation:class="outline" presentation:placeholder="true">
        <draw:text-box/>
      </draw:frame>
      <draw:frame presentation:style-name="Mpr1" draw:text-style-name="MP2" draw:layer="backgroundobjects" svg:width="11.182cm" svg:height="1.724cm" svg:x="2.4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214cm" svg:height="1.724cm" svg:x="16.416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182cm" svg:height="1.724cm" svg:x="34.416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5T04:41:51.455547701</meta:creation-date>
    <dc:date>2018-02-05T05:11:32.559837713</dc:date>
    <dc:creator>Dennis Schulmeister-Zimolong</dc:creator>
    <meta:editing-duration>PT20M37S</meta:editing-duration>
    <meta:editing-cycles>7</meta:editing-cycles>
    <meta:generator>LibreOffice/5.4.4.2$Linux_X86_64 LibreOffice_project/40m0$Build-2</meta:generator>
    <meta:document-statistic meta:object-count="46"/>
  </office:meta>
</office:document-meta>
</file>